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 table:number-rows-repeated="1048437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00/00/00</text:date>, <text:time style:data-style-name="N2" text:time-value="17:38:29.08411436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10-09T17:40:01.871231713</dc:date>
    <meta:editing-duration>P1DT1H14M44S</meta:editing-duration>
    <meta:editing-cycles>303</meta:editing-cycles>
    <meta:document-statistic meta:table-count="1" meta:cell-count="552" meta:object-count="0"/>
  </office:meta>
</office:document-meta>
</file>